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8mm"/>
    </style:style>
    <style:style style:name="co2" style:family="table-column">
      <style:table-column-properties fo:break-before="auto" style:column-width="5.29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5.56mm"/>
    </style:style>
    <style:style style:name="co5" style:family="table-column">
      <style:table-column-properties fo:break-before="auto" style:column-width="51.86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51.06mm"/>
    </style:style>
    <style:style style:name="co9" style:family="table-column">
      <style:table-column-properties fo:break-before="auto" style:column-width="5.03mm"/>
    </style:style>
    <style:style style:name="co10" style:family="table-column">
      <style:table-column-properties fo:break-before="auto" style:column-width="45.24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3.44mm"/>
    </style:style>
    <style:style style:name="co13" style:family="table-column">
      <style:table-column-properties fo:break-before="auto" style:column-width="30.16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46.33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39.42mm"/>
    </style:style>
    <style:style style:name="co18" style:family="table-column">
      <style:table-column-properties fo:break-before="auto" style:column-width="62.44mm"/>
    </style:style>
    <style:style style:name="co19" style:family="table-column">
      <style:table-column-properties fo:break-before="auto" style:column-width="66.15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.45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ackground-color="transparent"/>
      <style:text-properties style:font-name="Arial1" fo:font-weight="bold" style:font-name-asian="Arial" style:font-weight-asian="bold" style:font-name-complex="Arial" style:font-weight-complex="bold"/>
    </style:style>
    <style:style style:name="ce4" style:family="table-cell" style:parent-style-name="Default" style:data-style-name="N0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name-asian="Arial" style:font-weight-asian="bold" style:font-name-complex="Arial" style:font-weight-complex="bold"/>
    </style:style>
    <style:style style:name="ce5" style:family="table-cell" style:parent-style-name="Default" style:data-style-name="N0">
      <style:table-cell-properties fo:border-bottom="none" fo:background-color="#cccccc" fo:wrap-option="wrap" fo:border-left="0.06pt solid #000000" fo:border-right="0.06pt solid #000000" fo:border-top="none" style:vertical-align="automatic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border-bottom="none" fo:background-color="#cccccc" fo:border-left="0.06pt solid #000000" fo:border-right="0.06pt solid #000000" fo:border-top="none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bottom="none" fo:background-color="#cccccc" fo:wrap-option="wrap" fo:border-left="0.06pt solid #000000" fo:border-right="0.06pt solid #000000" fo:border-top="non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border-bottom="0.06pt solid #000000" fo:background-color="#cccccc" fo:wrap-option="wrap" fo:border-left="0.06pt solid #000000" fo:border-right="0.06pt solid #000000" fo:border-top="non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order-bottom="0.06pt solid #000000" fo:background-color="#cccccc" fo:border-left="0.06pt solid #000000" fo:border-right="0.06pt solid #000000" fo:border-top="none"/>
      <style:text-properties style:font-name="Arial" style:font-name-asian="Arial" style:font-name-complex="Arial"/>
    </style:style>
    <style:style style:name="ce10" style:family="table-cell" style:parent-style-name="Default" style:data-style-name="N0">
      <style:text-properties style:font-name="Arial1" style:font-name-asian="Arial" style:font-name-complex="Arial"/>
    </style:style>
    <style:style style:name="ce11" style:family="table-cell" style:parent-style-name="Default" style:data-style-name="N0">
      <style:text-properties style:font-name="Arial1" fo:font-weight="bold" style:font-name-asian="Arial" style:font-weight-asian="bold" style:font-name-complex="Arial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00"/>
      <style:text-properties style:text-underline-style="none"/>
    </style:style>
    <style:style style:name="ce1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tb_medico</text:p>
          </table:table-cell>
          <table:table-cell table:style-name="ce3"/>
          <table:table-cell/>
          <table:table-cell table:style-name="ce4" office:value-type="string" calcext:value-type="string">
            <text:p>tb_encargado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edicoid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cargadoid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mediconumeroidentificacion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ncargadonombrecompleto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ediconombre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ncargadotelefono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edicocorreo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cargadodireccion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edicoespecialidad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cargadoestado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medicolicencia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medicofechavigencialicencia</text:p>
          </table:table-cell>
          <table:table-cell table:style-name="ce3"/>
          <table:table-cell/>
          <table:table-cell table:style-name="ce4" office:value-type="string" calcext:value-type="string">
            <text:p>tb_animal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medicoestado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imalid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imalnombre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tb_especie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imalsennas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ecieid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imalpeso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specienombre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imalmedidapeso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especieestado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imalestado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imalespecierazaid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tb_raza</text:p>
          </table:table-cell>
          <table:table-cell table:style-name="ce3"/>
          <table:table-cell table:style-name="ce2"/>
          <table:table-cell table:number-columns-repeated="4"/>
          <table:table-cell table:style-name="ce13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zaid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azanombre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azaestado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azaespecieid</text:p>
          </table:table-cell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razaespecienombre</text:p>
          </table:table-cell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11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2">
          <table:table-cell/>
          <table:table-cell table:style-name="ce2"/>
          <table:table-cell table:style-name="ce10"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2">
          <table:table-cell/>
          <table:table-cell table:style-name="ce2"/>
          <table:table-cell table:style-name="ce10"/>
          <table:table-cell table:style-name="ce3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2" table:number-rows-repeated="3">
          <table:table-cell/>
          <table:table-cell table:style-name="ce2"/>
          <table:table-cell table:style-name="ce10"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2">
          <table:table-cell/>
          <table:table-cell table:style-name="ce2"/>
          <table:table-cell table:style-name="ce10"/>
          <table:table-cell table:style-name="ce3"/>
          <table:table-cell table:number-columns-repeated="1020"/>
        </table:table-row>
        <table:table-row table:style-name="ro2" table:number-rows-repeated="2">
          <table:table-cell/>
          <table:table-cell table:style-name="ce2"/>
          <table:table-cell/>
          <table:table-cell table:style-name="ce3"/>
          <table:table-cell table:number-columns-repeated="1020"/>
        </table:table-row>
        <table:table-row table:style-name="ro2">
          <table:table-cell/>
          <table:table-cell table:style-name="ce2"/>
          <table:table-cell table:style-name="ce10"/>
          <table:table-cell table:style-name="ce3"/>
          <table:table-cell table:number-columns-repeated="1020"/>
        </table:table-row>
        <table:table-row table:style-name="ro2" table:number-rows-repeated="38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al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UD Animal</text:p>
          </table:table-cell>
          <table:table-cell table:style-name="ce16" office:value-type="string" calcext:value-type="string">
            <text:p>Catalogo Nuevo Anim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5">
          <table:table-cell/>
          <table:table-cell table:style-name="ce15"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update</text:p>
          </table:table-cell>
          <table:table-cell table:style-name="ce15" table:formula="of:=CONCATENATE([Tablas.F11];&quot;, &quot;;[Tablas.F12];&quot;, &quot;;[Tablas.F13];&quot;, &quot;;[Tablas.F14];&quot;, &quot;;[Tablas.F16];)" office:value-type="string" office:string-value="animalnombre, animalsennas, animalpeso, animalmedidapeso, animalespecierazaid" calcext:value-type="string">
            <text:p>animalnombre, animalsennas, animalpeso, animalmedidapeso, animalespecierazaid</text:p>
          </table:table-cell>
          <table:table-cell/>
          <table:table-cell table:style-name="ce17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5">
          <table:table-cell/>
          <table:table-cell table:style-name="ce15"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insert</text:p>
          </table:table-cell>
          <table:table-cell table:style-name="ce15" table:formula="of:=CONCATENATE([Tablas.F11];&quot;, &quot;;[Tablas.F12];&quot;, &quot;;[Tablas.F13];&quot;, &quot;;[Tablas.F14];&quot;, &quot;;[Tablas.F15];&quot;, &quot;;[Tablas.F16];)" office:value-type="string" office:string-value="animalnombre, animalsennas, animalpeso, animalmedidapeso, animalestado, animalespecierazaid" calcext:value-type="string">
            <text:p>animalnombre, animalsennas, animalpeso, animalmedidapeso, animalestado, animalespecierazaid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No acepte duplicados</text:p>
          </table:table-cell>
          <table:table-cell table:number-columns-repeated="1018"/>
        </table:table-row>
        <table:table-row table:style-name="ro5">
          <table:table-cell/>
          <table:table-cell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delete</text:p>
          </table:table-cell>
          <table:table-cell table:style-name="ce15" table:formula="of:=[Tablas.F15]" office:value-type="string" office:string-value="animalestado" calcext:value-type="string">
            <text:p>animalestado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Cambia el estado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za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RUD Raza</text:p>
          </table:table-cell>
          <table:table-cell table:style-name="ce16" office:value-type="string" calcext:value-type="string">
            <text:p>Catalogo Nueva Raza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5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update</text:p>
          </table:table-cell>
          <table:table-cell table:formula="of:=[Tablas.C19]" office:value-type="string" office:string-value="razanombre" calcext:value-type="string">
            <text:p>razanombre</text:p>
          </table:table-cell>
          <table:table-cell/>
          <table:table-cell table:style-name="ce18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5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insert</text:p>
          </table:table-cell>
          <table:table-cell table:formula="of:=CONCATENATE([Tablas.C19];&quot;, &quot;;[Tablas.C20])" office:value-type="string" office:string-value="razanombre, razaestado" calcext:value-type="string">
            <text:p>razanombre, razaestado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No acepte duplicados</text:p>
          </table:table-cell>
          <table:table-cell table:number-columns-repeated="1018"/>
        </table:table-row>
        <table:table-row table:style-name="ro5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delete</text:p>
          </table:table-cell>
          <table:table-cell table:formula="of:=[Tablas.C20]" office:value-type="string" office:string-value="razaestado" calcext:value-type="string">
            <text:p>razaestado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Cambia el estado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cargad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018" table:default-cell-style-name="ce1"/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UD Encargado</text:p>
          </table:table-cell>
          <table:table-cell table:style-name="ce16" office:value-type="string" calcext:value-type="string">
            <text:p>Catalogo Nuevo Encargad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5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update</text:p>
          </table:table-cell>
          <table:table-cell table:formula="of:=CONCATENATE([Tablas.F4];&quot;, &quot;;[Tablas.F5];&quot;, &quot;;[Tablas.F6];&quot;, &quot;;[Tablas.F7])" office:value-type="string" office:string-value="encargadonombrecompleto, encargadotelefono, encargadodireccion, encargadoestado" calcext:value-type="string">
            <text:p>encargadonombrecompleto, encargadotelefono, encargadodireccion, encargadoestado</text:p>
          </table:table-cell>
          <table:table-cell/>
          <table:table-cell table:style-name="ce18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5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insert</text:p>
          </table:table-cell>
          <table:table-cell table:formula="of:=CONCATENATE([Tablas.F4];&quot;, &quot;;[Tablas.F5];&quot;, &quot;;[Tablas.F6])" office:value-type="string" office:string-value="encargadonombrecompleto, encargadotelefono, encargadodireccion" calcext:value-type="string">
            <text:p>encargadonombrecompleto, encargadotelefono, encargadodireccion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No acepte duplicados</text:p>
          </table:table-cell>
          <table:table-cell table:number-columns-repeated="1018"/>
        </table:table-row>
        <table:table-row table:style-name="ro5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delete</text:p>
          </table:table-cell>
          <table:table-cell table:formula="of:=[Tablas.F7]" office:value-type="string" office:string-value="encargadoestado" calcext:value-type="string">
            <text:p>encargadoestado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Cambia el estado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peci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9" table:default-cell-style-name="ce1"/>
        <table:table-column table:style-name="co11" table:number-columns-repeated="1018" table:default-cell-style-name="ce1"/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UD Especie</text:p>
          </table:table-cell>
          <table:table-cell table:style-name="ce16" office:value-type="string" calcext:value-type="string">
            <text:p>Catalogo Nueva Especi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5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update</text:p>
          </table:table-cell>
          <table:table-cell table:formula="of:=CONCATENATE([Tablas.C14])" office:value-type="string" office:string-value="especienombre" calcext:value-type="string">
            <text:p>especienombre</text:p>
          </table:table-cell>
          <table:table-cell/>
          <table:table-cell table:style-name="ce17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5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insert</text:p>
          </table:table-cell>
          <table:table-cell table:formula="of:=CONCATENATE([Tablas.C14];&quot;, &quot;;[Tablas.C15])" office:value-type="string" office:string-value="especienombre, especieestado" calcext:value-type="string">
            <text:p>especienombre, especieestado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No acepte duplicados</text:p>
          </table:table-cell>
          <table:table-cell table:number-columns-repeated="1018"/>
        </table:table-row>
        <table:table-row table:style-name="ro5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delete</text:p>
          </table:table-cell>
          <table:table-cell table:formula="of:=[Tablas.C15]" office:value-type="string" office:string-value="especieestado" calcext:value-type="string">
            <text:p>especieestado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Cambia el estado</text:p>
          </table:table-cell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5"/>
          <table:table-cell table:style-name="ce13"/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ic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UD Medico</text:p>
          </table:table-cell>
          <table:table-cell table:style-name="ce16" office:value-type="string" calcext:value-type="string">
            <text:p>Catalogo Nuevo Medic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5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update</text:p>
          </table:table-cell>
          <table:table-cell table:formula="of:=CONCATENATE([Tablas.C4];&quot;, &quot;;[Tablas.C5];&quot;, &quot;;[Tablas.C6];&quot;, &quot;;[Tablas.C7];&quot;, &quot;;[Tablas.C8];&quot;, &quot;;[Tablas.C9])" office:value-type="string" office:string-value="mediconumeroidentificacion, mediconombre, medicocorreo, medicoespecialidad, medicolicencia, medicofechavigencialicencia" calcext:value-type="string">
            <text:p>mediconumeroidentificacion, mediconombre, medicocorreo, medicoespecialidad, medicolicencia, medicofechavigencialicencia</text:p>
          </table:table-cell>
          <table:table-cell/>
          <table:table-cell table:style-name="ce18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5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insert</text:p>
          </table:table-cell>
          <table:table-cell table:formula="of:=CONCATENATE([Tablas.C4];&quot;, &quot;;[Tablas.C5];&quot;, &quot;;[Tablas.C6];&quot;, &quot;;[Tablas.C7];&quot;, &quot;;[Tablas.C8];&quot;, &quot;;[Tablas.C9];&quot;, &quot;;[Tablas.C10])" office:value-type="string" office:string-value="mediconumeroidentificacion, mediconombre, medicocorreo, medicoespecialidad, medicolicencia, medicofechavigencialicencia, medicoestado" calcext:value-type="string">
            <text:p>mediconumeroidentificacion, mediconombre, medicocorreo, medicoespecialidad, medicolicencia, medicofechavigencialicencia, medicoestado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No acepte duplicados</text:p>
          </table:table-cell>
          <table:table-cell table:number-columns-repeated="1018"/>
        </table:table-row>
        <table:table-row table:style-name="ro5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delete</text:p>
          </table:table-cell>
          <table:table-cell table:formula="of:=[Tablas.C10]" office:value-type="string" office:string-value="medicoestado" calcext:value-type="string">
            <text:p>medicoestado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Cambia el estado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20:44.351041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30T09:18:06Z</meta:creation-date>
    <dc:date>2018-01-21T18:21:07.658491858</dc:date>
    <meta:editing-cycles>13</meta:editing-cycles>
    <meta:editing-duration>PT5H7M58S</meta:editing-duration>
    <meta:document-statistic meta:table-count="6" meta:cell-count="161" meta:object-count="0"/>
  </office:meta>
</office:document-meta>
</file>